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42cm" fo:min-width="4.314cm"/>
    </style:style>
    <style:style style:name="gr2" style:family="graphic" style:parent-style-name="standard">
      <style:graphic-properties draw:textarea-horizontal-align="justify" draw:textarea-vertical-align="middle" draw:auto-grow-height="false" fo:min-height="6.519cm" fo:min-width="3.856cm"/>
    </style:style>
    <style:style style:name="gr3" style:family="graphic" style:parent-style-name="standard">
      <style:graphic-properties draw:textarea-horizontal-align="justify" draw:textarea-vertical-align="middle" draw:auto-grow-height="false" fo:min-height="10.04cm" fo:min-width="5.345cm"/>
    </style:style>
    <style:style style:name="gr4" style:family="graphic" style:parent-style-name="standard">
      <style:graphic-properties draw:textarea-horizontal-align="justify" draw:textarea-vertical-align="middle" draw:auto-grow-height="false" fo:min-height="6.838cm" fo:min-width="4.429cm"/>
    </style:style>
    <style:style style:name="gr5" style:family="graphic" style:parent-style-name="standard">
      <style:graphic-properties draw:textarea-horizontal-align="justify" draw:textarea-vertical-align="middle" draw:auto-grow-height="false" fo:min-height="5.273cm" fo:min-width="3.6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8" style:family="graphic" style:parent-style-name="standard">
      <style:graphic-properties draw:textarea-horizontal-align="justify" draw:textarea-vertical-align="middle" draw:auto-grow-height="false" fo:min-height="3.607cm" fo:min-width="2.595cm"/>
    </style:style>
    <style:style style:name="gr9" style:family="graphic" style:parent-style-name="standard">
      <style:graphic-properties svg:stroke-color="#000000" draw:fill-color="#2c001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2c00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334cm" svg:height="7.112cm" svg:x="2.524cm" svg:y="2.27cm">
          <text:p text:style-name="P1">AUTO</text:p>
          <text:p text:style-name="P1"/>
          <text:p text:style-name="P1">ID</text:p>
          <text:p text:style-name="P1">DNIPROPIETARIO</text:p>
          <text:p text:style-name="P2">PATENTE</text:p>
          <text:p text:style-name="P2">MARCA</text:p>
          <text:p text:style-name="P2">MODELO</text:p>
          <text:p text:style-name="P2"><text:tab/>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26cm" svg:height="7.239cm" svg:x="13.573cm" svg:y="2.397cm">
          <text:p text:style-name="P2">REPUESTOS</text:p>
          <text:p text:style-name="P2"/>
          <text:p text:style-name="P2">ID</text:p>
          <text:p text:style-name="P2">NOMBRE</text:p>
          <text:p text:style-name="P2">CANTIDAD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.477cm" svg:height="10.922cm" svg:x="1.381cm" svg:y="12.303cm">
          <text:p text:style-name="P1">ORDEN TRAB</text:p>
          <text:p text:style-name="P2">ID</text:p>
          <text:p text:style-name="P2">IDPROPIETARIO</text:p>
          <text:p text:style-name="P2">IDAUTO</text:p>
          <text:p text:style-name="P2">IDEMPLEADO</text:p>
          <text:p text:style-name="P2">ESTADO</text:p>
          <text:p text:style-name="P2">FECHAINGRE</text:p>
          <text:p text:style-name="P2">FALLA</text:p>
          <text:p text:style-name="P2">CANT HORAS</text:p>
          <text:p text:style-name="P2">CANT REPUESTOS</text:p>
          <text:p text:style-name="P2">PRECIO F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5.461cm" svg:height="7.62cm" svg:x="14.335cm" svg:y="12.811cm">
          <text:p text:style-name="P1"/>
          <text:p text:style-name="P1">PROPIETARIO</text:p>
          <text:p text:style-name="P1"/>
          <text:p text:style-name="P1">DNI</text:p>
          <text:p text:style-name="P1">NOMBRE<text:line-break/>APELLIDO</text:p>
          <text:p text:style-name="P1">DIRECCION</text:p>
          <text:p text:style-name="P1">TELEFONO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4.572cm" svg:height="5.969cm" svg:x="8.874cm" svg:y="22.59cm">
          <text:p text:style-name="P1">EMPLEADO</text:p>
          <text:p text:style-name="P1"/>
          <text:p text:style-name="P2">ID</text:p>
          <text:p text:style-name="P2">NOMBRE</text:p>
          <text:p text:style-name="P2">APELLI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7.065cm" svg:y1="12.811cm" svg:x2="5.191cm" svg:y2="9.382cm" draw:start-shape="id1" draw:start-glue-point="0" draw:end-shape="id2" draw:end-glue-point="2" svg:d="M17065 12811v-1714h-11874v-1715" svg:viewBox="0 0 11875 3430">
          <text:p/>
        </draw:connector>
        <draw:frame draw:style-name="gr7" draw:text-style-name="P4" draw:layer="layout" svg:width="3.779cm" svg:height="0.962cm" svg:x="15.382cm" svg:y="11.922cm">
          <draw:text-box>
            <text:p>1 a muchos</text:p>
          </draw:text-box>
        </draw:frame>
        <draw:custom-shape draw:style-name="gr8" draw:text-style-name="P1" xml:id="id4" draw:id="id4" draw:layer="layout" svg:width="3.429cm" svg:height="4.191cm" svg:x="9.255cm" svg:y="12.811cm">
          <text:p text:style-name="P1">ORDREP</text:p>
          <text:p text:style-name="P1">ID<text:line-break/>IDORD</text:p>
          <text:p text:style-name="P1">IDR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3.573cm" svg:y1="6.016cm" svg:x2="10.969cm" svg:y2="12.811cm" draw:start-shape="id3" draw:start-glue-point="3" draw:end-shape="id4" draw:end-glue-point="0" svg:d="M13573 6016h-2604v6795" svg:viewBox="0 0 2605 6796">
          <text:p/>
        </draw:connector>
        <draw:connector draw:style-name="gr6" draw:text-style-name="P3" draw:layer="layout" svg:x1="7.858cm" svg:y1="17.764cm" svg:x2="10.969cm" svg:y2="17.002cm" draw:start-shape="id5" draw:start-glue-point="1" draw:end-shape="id4" draw:end-glue-point="2" svg:d="M7858 17764h3111v-762" svg:viewBox="0 0 3112 763">
          <text:p/>
        </draw:connector>
        <draw:frame draw:style-name="gr7" draw:text-style-name="P4" draw:layer="layout" svg:width="3.779cm" svg:height="0.962cm" svg:x="3.317cm" svg:y="9.817cm">
          <draw:text-box>
            <text:p>Muchos a 1</text:p>
          </draw:text-box>
        </draw:frame>
        <draw:connector draw:style-name="gr9" draw:text-style-name="P5" draw:layer="layout" svg:x1="1.381cm" svg:y1="17.764cm" svg:x2="2.524cm" svg:y2="5.826cm" draw:start-shape="id5" draw:start-glue-point="3" draw:end-shape="id2" svg:d="M1381 17764h-502v-11938h1645" svg:viewBox="0 0 1646 11939">
          <text:p/>
        </draw:connector>
        <draw:connector draw:style-name="gr6" draw:text-style-name="P3" draw:layer="layout" svg:x1="8.874cm" svg:y1="25.574cm" svg:x2="4.619cm" svg:y2="23.225cm" draw:start-shape="id6" draw:start-glue-point="3" draw:end-shape="id5" draw:end-glue-point="2" svg:d="M8874 25574h-4255v-2349" svg:viewBox="0 0 4256 2350">
          <text:p/>
        </draw:connector>
        <draw:line draw:style-name="gr10" draw:text-style-name="P3" draw:layer="layout" svg:x1="9.255cm" svg:y1="9.89cm" svg:x2="9.382cm" svg:y2="12.176cm">
          <text:p/>
        </draw:line>
        <draw:line draw:style-name="gr10" draw:text-style-name="P3" draw:layer="layout" svg:x1="-0.524cm" svg:y1="11.16cm" svg:x2="4.175cm" svg:y2="11.033cm">
          <text:p/>
        </draw:line>
        <draw:line draw:style-name="gr10" draw:text-style-name="P3" draw:layer="layout" svg:x1="6.08cm" svg:y1="23.098cm" svg:x2="2.905cm" svg:y2="27.0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09:56:53.413131955</meta:creation-date>
    <dc:date>2016-10-06T18:00:48.831592671</dc:date>
    <meta:editing-duration>PT5H30M18S</meta:editing-duration>
    <meta:editing-cycles>3</meta:editing-cycles>
    <meta:generator>LibreOffice/4.4.3.2$Linux_X86_64 LibreOffice_project/40m0$Build-2</meta:generator>
    <meta:document-statistic meta:object-count="16"/>
  </office:meta>
</office:document-meta>
</file>